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5.00%" fo:text-align="left" fo:margin-bottom="8.00pt"/>
    </style:style>
    <style:style style:name="P6" style:family="paragraph">
      <style:paragraph-properties fo:line-height="100.00%" fo:text-align="left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5.00%" fo:text-align="left" fo:margin-bottom="8.00pt"/>
    </style:style>
    <style:style style:name="P10" style:family="paragraph">
      <style:paragraph-properties fo:line-height="100.00%" fo:text-align="left" fo:margin-bottom="8.00pt"/>
    </style:style>
    <style:style style:name="P11" style:family="paragraph">
      <style:paragraph-properties fo:line-height="105.00%" fo:text-align="left" fo:margin-bottom="8.00pt"/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5.00%" fo:text-align="left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05.00%" fo:text-align="left" fo:margin-bottom="8.00pt"/>
    </style:style>
    <style:style style:name="P16" style:family="paragraph">
      <style:paragraph-properties fo:line-height="100.00%" fo:text-align="left" fo:margin-bottom="8.00pt"/>
    </style:style>
    <style:style style:name="P17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/></text:p>
      <text:p text:style-name="P1"><text:span text:style-name="T2">On va sur GitHub, on créer un répertoire, on utilise éventuellement un GitHub CLI pour transférer les fichiers de notre machine vers GitHub.</text:span></text:p>
      <text:p text:style-name="P1"><text:span text:style-name="T3"/></text:p>
      <text:p text:style-name="P1"><text:span text:style-name="T4">On va prendre debian 11.7, télécharger son iso, ensuite prendre VMware pro et implémenter son image iso dans l'installation de notre machine virtuelle, on peut ensuite configurer quelles ressources sont allouées à notre VM.</text:span></text:p>
      <text:p text:style-name="P1"><text:span text:style-name="T4">On va pouvoir se LOGIN </text:span></text:p>
      <text:p text:style-name="P1"><draw:frame text:anchor-type="as-char" svg:width="144.20mm" svg:height="77.52mm" style:rel-width="scale" style:rel-height="scale"><draw:object-ole xlink:href="OleObj1"/><draw:image xlink:href="ObjectReplacements/OleObj1"/></draw:frame><text:span text:style-name="T5"/></text:p>
      <text:p text:style-name="P1"><text:span text:style-name="T5"/></text:p>
      <text:p text:style-name="P1"><text:span text:style-name="T6">3. Pour ajouter un utilisateur on utilise la commande suivante :</text:span></text:p>
      <text:p text:style-name="P1"><text:span text:style-name="T6"><text:tab/>sudo adduser nom_utilisateur</text:span></text:p>
      <text:p text:style-name="P1"><text:span text:style-name="T6"><text:tab/>On va ici remplacer nom_utilisateur par utilisateur3</text:span></text:p>
      <text:p text:style-name="P1"><draw:frame text:anchor-type="as-char" svg:width="160.07mm" svg:height="118.80mm" style:rel-width="scale" style:rel-height="scale"><draw:object-ole xlink:href="OleObj2"/><draw:image xlink:href="ObjectReplacements/OleObj2"/></draw:frame><text:span text:style-name="T7"/></text:p>
      <text:p text:style-name="P1"><text:span text:style-name="T8">4. Pour installer une interface graphique, on va utiliser la commande suivante : </text:span></text:p>
      <text:p text:style-name="P1"><text:span text:style-name="T8">sudo apt-get install xorg</text:span></text:p>
      <text:p text:style-name="P1"><text:span text:style-name="T9"/></text:p>
      <text:p text:style-name="P1"><text:span text:style-name="T10">On obtient cela :</text:span></text:p>
      <text:p text:style-name="P1"><draw:frame text:anchor-type="as-char" svg:width="97.63mm" svg:height="83.08mm" style:rel-width="scale" style:rel-height="scale"><draw:object-ole xlink:href="OleObj3"/><draw:image xlink:href="ObjectReplacements/OleObj3"/></draw:frame><text:span text:style-name="T11"/></text:p>
      <text:p text:style-name="P1"><text:span text:style-name="T11"/></text:p>
      <text:p text:style-name="P1"><text:span text:style-name="T12">On va ensuite télécharger la version debian de VScode pour pouvoir l’installer dans la VM, on va ensuite l’ouvrir :</text:span></text:p>
      <text:p text:style-name="P1"><text:a xlink:href="https://code.visualstudio.com/docs/?dv=linux64_deb&amp;type=.deb"><text:span text:style-name="T14">https://code.visualstudio.com/docs/?dv=linux64_deb</text:span></text:a><text:span text:style-name="T15"><text:s/></text:span><text:a xlink:href="https://code.visualstudio.com/docs/?dv=linux64_deb&amp;type=.deb"><text:span text:style-name="T17">HYPERLINK "https://code.visualstudio.com/docs/?dv=linux64_deb</text:span><text:span text:style-name="T18"><text:s/>HYPERLINK "https://code.visualstudio.com/docs/?dv=linux64_deb&amp;type=.deb"</text:span><text:span text:style-name="T19">&amp;</text:span><text:span text:style-name="T20"><text:s/>HYPERLINK "https://code.visualstudio.com/docs/?dv=linux64_deb&amp;type=.deb"</text:span><text:span text:style-name="T21">type=.deb"</text:span><text:span text:style-name="T22"><text:s/>HYPERLINK "https://code.visualstudio.com/docs/?dv=linux64_deb&amp;type=.deb"</text:span><text:span text:style-name="T23">&amp;</text:span></text:a><text:span text:style-name="T24"><text:s/></text:span><text:a xlink:href="https://code.visualstudio.com/docs/?dv=linux64_deb&amp;type=.deb"><text:span text:style-name="T26">HYPERLINK "https://code.visualstudio.com/docs/?dv=linux64_deb</text:span><text:span text:style-name="T27"><text:s/>HYPERLINK "https://code.visualstudio.com/docs/?dv=linux64_deb&amp;type=.deb"</text:span><text:span text:style-name="T28">&amp;</text:span><text:span text:style-name="T29"><text:s/>HYPERLINK "https://code.visualstudio.com/docs/?dv=linux64_deb&amp;type=.deb"</text:span><text:span text:style-name="T30">type=.deb"</text:span><text:span text:style-name="T31"><text:s/>HYPERLINK "https://code.visualstudio.com/docs/?dv=linux64_deb&amp;type=.deb"</text:span><text:span text:style-name="T32">type=.deb</text:span></text:a><text:span text:style-name="T33"/></text:p>
      <text:p text:style-name="P1"><text:span text:style-name="T33"/></text:p>
      <text:p text:style-name="P1"><text:span text:style-name="T34">5. </text:span></text:p>
      <text:p text:style-name="P1"><text:span text:style-name="T34">On va éxécuter la commande suivante dans un terminal : </text:span></text:p>
      <text:p text:style-name="P1"><text:span text:style-name="T34">Pour ouvrir un terminal on fait alt + F2 pour écrire gnome-terminal </text:span></text:p>
      <text:p text:style-name="P1"><text:span text:style-name="T34">On va donc installer le serveur ssh : sudo apt-get install ssh</text:span></text:p>
      <text:p text:style-name="P1"><text:span text:style-name="T34">Le démarrer : sudo systemctl start ssh</text:span></text:p>
      <text:p text:style-name="P1"><text:span text:style-name="T34">Vérifier son statut : sudo systemctl status ssh</text:span></text:p>
      <text:p text:style-name="P1"><text:span text:style-name="T35"/></text:p>
      <text:p text:style-name="P1"><text:span text:style-name="T36">On va aller sur notre machine windows et aller sur internet : </text:span></text:p>
      <text:p text:style-name="P1"><text:span text:style-name="T36"><text:tab/><text:tab/><text:tab/><text:tab/><text:tab/><text:tab/><text:tab/><text:tab/>-Rechercher putty.exe</text:span></text:p>
      <text:p text:style-name="P1"><text:span text:style-name="T36">Et télécharger la version pour Windows 64 sur putty.org</text:span></text:p>
      <text:p text:style-name="P1"><text:span text:style-name="T36">On va ouvrir putty.exe, retourner sur la Vm, entrer dans un terminal ip addr</text:span></text:p>
      <text:p text:style-name="P1"><text:span text:style-name="T37"/></text:p>
      <text:p text:style-name="P1"><text:span text:style-name="T38">Récupérer l'ip et ensuite la copier dans putty.exe et cocher SSH . La connexion est établie on peut maintenant intéragir sur la Vm à partir de la machine Windows.</text:span></text:p>
      <text:p text:style-name="P1"><text:span text:style-name="T39"/></text:p>
      <text:p text:style-name="P1"><text:span text:style-name="T40">6./ 9.</text:span></text:p>
      <text:p text:style-name="P1"><text:span text:style-name="T40">J'ai également installé Wireshark sur Ma machine windows pour observer les connexions ssh depuis putty.</text:span></text:p>
      <text:p text:style-name="P1"><text:span text:style-name="T40">On va maintenant installer tshark avec cette commande : sudo apt-get install tshark</text:span></text:p>
      <text:p text:style-name="P1"><text:span text:style-name="T40">Une fois installé on va utiliser cette commande : sudo tshark -i ens33</text:span></text:p>
      <text:p text:style-name="P2"><draw:frame text:anchor-type="as-char" svg:width="152.40mm" svg:height="114.30mm" style:rel-width="scale" style:rel-height="scale"><draw:object-ole xlink:href="OleObj4"/><draw:image xlink:href="ObjectReplacements/OleObj4"/></draw:frame><text:span text:style-name="T41"/></text:p>
      <text:p text:style-name="P3"><text:span text:style-name="T42">On voit au niveau de l'indicatif<text:s text:c="11"/>2: qu'on utilise ens33</text:span></text:p>
      <text:p text:style-name="P3"><text:span text:style-name="T42">On observe maintenant ceci : </text:span></text:p>
      <text:p text:style-name="P4"><draw:frame text:anchor-type="as-char" svg:width="152.40mm" svg:height="114.56mm" style:rel-width="scale" style:rel-height="scale"><draw:object-ole xlink:href="OleObj5"/><draw:image xlink:href="ObjectReplacements/OleObj5"/></draw:frame><text:span text:style-name="T43"/></text:p>
      <text:p text:style-name="P4"><text:span text:style-name="T43"/></text:p>
      <text:p text:style-name="P5"><text:span text:style-name="T44">7.</text:span></text:p>
      <text:p text:style-name="P5"><text:span text:style-name="T44">On installe<text:s text:c="2"/>Nginx : sudo apt-get install nginx </text:span></text:p>
      <text:p text:style-name="P5"><text:span text:style-name="T44">On va ensuite lire les logs de connexion avec un document php</text:span></text:p>
      <text:p text:style-name="P5"><text:span text:style-name="T44">Pour relier le document php on à nginx je vais dans la configuration default de nginx et je vais changer les documents de référence en ne gardant que index et index.php</text:span></text:p>
      <text:p text:style-name="P5"><text:span text:style-name="T44">On va ensuite ensuite configurer location ~ \.php$ </text:span></text:p>
      <text:p text:style-name="P6"><draw:frame text:anchor-type="as-char" svg:width="152.40mm" svg:height="112.71mm" style:rel-width="scale" style:rel-height="scale"><draw:object-ole xlink:href="OleObj6"/><draw:image xlink:href="ObjectReplacements/OleObj6"/></draw:frame><text:span text:style-name="T44"/></text:p>
      <text:p text:style-name="P7"><text:span text:style-name="T44"/></text:p>
      <text:p text:style-name="P7"><text:span text:style-name="T44">8.</text:span></text:p>
      <text:p text:style-name="P7"><text:span text:style-name="T44">Voici le code php : </text:span></text:p>
      <text:p text:style-name="P8"><draw:frame text:anchor-type="as-char" svg:width="152.40mm" svg:height="112.45mm" style:rel-width="scale" style:rel-height="scale"><draw:object-ole xlink:href="OleObj7"/><draw:image xlink:href="ObjectReplacements/OleObj7"/></draw:frame><text:span text:style-name="T45"/></text:p>
      <text:p text:style-name="P9"><text:span text:style-name="T46">On verra après le code html.</text:span></text:p>
      <text:p text:style-name="P9"><text:span text:style-name="T46">On peut voir le site ici ouvert sur ma machine windows.</text:span></text:p>
      <text:p text:style-name="P10"><draw:frame text:anchor-type="as-char" svg:width="152.40mm" svg:height="82.02mm" style:rel-width="scale" style:rel-height="scale"><draw:object-ole xlink:href="OleObj8"/><draw:image xlink:href="ObjectReplacements/OleObj8"/></draw:frame><text:span text:style-name="T47"/></text:p>
      <text:p text:style-name="P11"><text:span text:style-name="T48">9. Voir au niveau de la question 6.</text:span></text:p>
      <text:p text:style-name="P11"><text:span text:style-name="T48">10. </text:span></text:p>
      <text:p text:style-name="P11"><text:span text:style-name="T48">On installe docker avec les commandes suivantes (on installe le mot clé curl car je ne l'ai pas avec apt-get install curl):</text:span></text:p>
      <text:p text:style-name="P11"><text:span text:style-name="T49"/></text:p>
      <text:p text:style-name="P11"><text:span text:style-name="T50">sudo apt-get install docker.io</text:span></text:p>
      <text:p text:style-name="P11"><text:span text:style-name="T51"/></text:p>
      <text:p text:style-name="P11"><text:span text:style-name="T52">on crée un fichier : docker-compose.yml et on va y intégrer le code suivant :</text:span></text:p>
      <text:p text:style-name="P11"><text:span text:style-name="T52">version: '3'</text:span></text:p>
      <text:p text:style-name="P11"><text:span text:style-name="T52">services:</text:span></text:p>
      <text:p text:style-name="P11"><text:span text:style-name="T52"><text:s text:c="2"/>apache:</text:span></text:p>
      <text:p text:style-name="P11"><text:span text:style-name="T52"><text:s text:c="4"/>image: httpd</text:span></text:p>
      <text:p text:style-name="P11"><text:span text:style-name="T52"><text:s text:c="4"/>ports:</text:span></text:p>
      <text:p text:style-name="P11"><text:span text:style-name="T52"><text:s text:c="6"/>- "8080:80"</text:span></text:p>
      <text:p text:style-name="P11"><text:span text:style-name="T53"/></text:p>
      <text:p text:style-name="P11"><text:span text:style-name="T54">On va pourvoir lancer le conteneur apache avec cette commande : docker-compose up -d</text:span></text:p>
      <text:p text:style-name="P11"><text:span text:style-name="T54">Mais cette commande ne fonctionne pas à cause du mot compose qui<text:s text:c="2"/>n'est pas connu</text:span></text:p>
      <text:p text:style-name="P11"><text:span text:style-name="T54">On va donc l'installer :</text:span></text:p>
      <text:p text:style-name="P11"><text:span text:style-name="T54">sudo curl -L "</text:span><text:span text:style-name="T55">&lt;</text:span><text:a xlink:href="https://github.com/docker/compose/releases/latest/download/docker-compose-$(uname -s)-$(uname -m)"><text:span text:style-name="T56">https://github.com/docker/compose/releases/latest/download/docker-compose-$(uname -s)-$(uname -m)</text:span></text:a><text:span text:style-name="T57">&gt;</text:span><text:span text:style-name="T58">" -o /usr/local/bin/docker-compose</text:span></text:p>
      <text:p text:style-name="P11"><text:span text:style-name="T59"/></text:p>
      <text:p text:style-name="P11"><text:span text:style-name="T60">sudo chmod +x /usr/local/bin/docker-compose </text:span></text:p>
      <text:p text:style-name="P11"><text:span text:style-name="T60">On vérifie si on a bien installé compose : docker-compose --version</text:span></text:p>
      <text:p text:style-name="P11"><text:span text:style-name="T61"/></text:p>
      <text:p text:style-name="P12"><draw:frame text:anchor-type="as-char" svg:width="152.40mm" svg:height="112.98mm" style:rel-width="scale" style:rel-height="scale"><draw:object-ole xlink:href="OleObj9"/><draw:image xlink:href="ObjectReplacements/OleObj9"/></draw:frame><text:span text:style-name="T61"/></text:p>
      <text:p text:style-name="P13"><text:span text:style-name="T62">Fin de l'installation de compose et démarrage de Docker </text:span></text:p>
      <text:p text:style-name="P13"><text:span text:style-name="T63"/></text:p>
      <text:p text:style-name="P13"><text:span text:style-name="T64">11. </text:span></text:p>
      <text:p text:style-name="P13"><text:span text:style-name="T65"/></text:p>
      <text:p text:style-name="P13"><text:span text:style-name="T66">On va pouvoir utiliser les commandes </text:span></text:p>
      <text:p text:style-name="P13"><text:span text:style-name="T66">curl localhost:80 </text:span></text:p>
      <text:p text:style-name="P14"><draw:frame text:anchor-type="as-char" svg:width="152.40mm" svg:height="114.04mm" style:rel-width="scale" style:rel-height="scale"><draw:object-ole xlink:href="OleObj10"/><draw:image xlink:href="ObjectReplacements/OleObj10"/></draw:frame><text:span text:style-name="T67"/></text:p>
      <text:p text:style-name="P14"><text:span text:style-name="T67"/></text:p>
      <text:p text:style-name="P15"><text:span text:style-name="T67"/></text:p>
      <text:p text:style-name="P15"><text:span text:style-name="T68">et</text:span></text:p>
      <text:p text:style-name="P15"><text:span text:style-name="T68">curl localhost:8080</text:span></text:p>
      <text:p text:style-name="P15"><text:span text:style-name="T69"/></text:p>
      <text:p text:style-name="P16"><draw:frame text:anchor-type="as-char" svg:width="152.40mm" svg:height="116.15mm" style:rel-width="scale" style:rel-height="scale"><draw:object-ole xlink:href="OleObj11"/><draw:image xlink:href="ObjectReplacements/OleObj11"/></draw:frame><text:span text:style-name="T69"/></text:p>
      <text:p text:style-name="P17"><text:span text:style-name="T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